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# jlwestsr.github.com</text:p>
      <text:p text:style-name="Standard"/>
      <text:p text:style-name="Standard">This site has gone through a complete redesign of using the jekyll-bootstrap </text:p>
      <text:p text:style-name="Standard">github.com project.</text:p>
      <text:p text:style-name="Standard"/>
      <text:p text:style-name="Standard">## Content</text:p>
      <text:p text:style-name="Standard"/>
      <text:p text:style-name="Standard">In addition to hosting my [Tech Blog](http://jlwestrs.com/) this site also </text:p>
      <text:p text:style-name="Standard">hosts several sections that you may find useful:</text:p>
      <text:p text:style-name="Standard"/>
      <text:p text:style-name="Standard">## [Cheatsheets](http://jlwestsr.com/cheatsheets/)</text:p>
      <text:p text:style-name="Standard"/>
      <text:p text:style-name="Standard">This area has many different types of cheat-sheets. You can find cheat-sheets </text:p>
      <text:p text:style-name="Standard">for different programming languages as well as operating system cheat-sheets.</text:p>
      <text:p text:style-name="Standard"/>
      <text:p text:style-name="Standard">## [Cookbooks](http://jlwestsr.com/cookbooks/)</text:p>
      <text:p text:style-name="Standard"/>
      <text:p text:style-name="Standard">The cookbooks area has something for everything. As I come across different use</text:p>
      <text:p text:style-name="Standard">cases that seem out of the ordinary I will be documenting the process of solving</text:p>
      <text:p text:style-name="Standard"><text:s/>the requirement in this area no matter what language or operating system.</text:p>
      <text:p text:style-name="Standard"/>
      <text:p text:style-name="Standard">## For my son...</text:p>
      <text:p text:style-name="Standard"/>
      <text:p text:style-name="Standard">This site is dedicated to my son, Jason L West Jr., in the hopes that he will find</text:p>
      <text:p text:style-name="Standard">this information useful as he continues his journey into the realm of programming </text:p>
      <text:p text:style-name="Standard">and the IT indust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West</meta:initial-creator>
    <meta:creation-date>2012-06-02T18:18:48</meta:creation-date>
    <dc:date>2012-06-03T18:30:32</dc:date>
    <dc:creator>Jason West</dc:creator>
    <meta:editing-duration>PT5H26M23S</meta:editing-duration>
    <meta:editing-cycles>1</meta:editing-cycles>
    <meta:document-statistic meta:table-count="0" meta:image-count="0" meta:object-count="0" meta:page-count="1" meta:paragraph-count="17" meta:word-count="141" meta:character-count="935" meta:non-whitespace-character-count="806"/>
    <meta:generator>LibreOffice/3.5$Linux_x86 LibreOffice_project/350m1$Build-2</meta:generator>
  </office:meta>
</office:document-meta>
</file>